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FFile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MIFFile.MIF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FFile.output( OutputStream o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IFFile.addPage( MIFEleme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